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e5ca" draw:textarea-horizontal-align="justify" draw:textarea-vertical-align="middle" draw:auto-grow-height="false" fo:min-height="0.742cm" fo:min-width="8.33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e5ca" draw:textarea-horizontal-align="justify" draw:textarea-vertical-align="middle" draw:auto-grow-height="false" fo:min-height="0.742cm" fo:min-width="3.918cm"/>
    </style:style>
    <style:style style:name="gr9" style:family="graphic" style:parent-style-name="standard">
      <style:graphic-properties draw:fill-color="#dfcce4" draw:textarea-horizontal-align="justify" draw:textarea-vertical-align="middle" draw:auto-grow-height="false" fo:min-height="0.742cm" fo:min-width="8.337cm"/>
    </style:style>
    <style:style style:name="gr10" style:family="graphic" style:parent-style-name="standard">
      <style:graphic-properties draw:fill-color="#ffe5ca" draw:textarea-horizontal-align="justify" draw:textarea-vertical-align="middle" draw:auto-grow-height="false" fo:min-height="0.742cm" fo:min-width="1.709cm"/>
    </style:style>
    <style:style style:name="gr11" style:family="graphic" style:parent-style-name="standard">
      <style:graphic-properties draw:fill-color="#dfcce4" draw:textarea-horizontal-align="justify" draw:textarea-vertical-align="middle" draw:auto-grow-height="false" fo:min-height="0.742cm" fo:min-width="8.336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textarea-horizontal-align="justify" draw:textarea-vertical-align="middle" draw:auto-grow-height="false" fo:min-height="0.617cm" fo:min-width="2.014cm"/>
    </style:style>
    <style:style style:name="gr14" style:family="graphic" style:parent-style-name="standard">
      <style:graphic-properties draw:textarea-horizontal-align="justify" draw:textarea-vertical-align="middle" draw:auto-grow-height="false" fo:min-height="0.643cm" fo:min-width="2.014cm"/>
    </style:style>
    <style:style style:name="gr15" style:family="graphic" style:parent-style-name="standard">
      <style:graphic-properties draw:textarea-horizontal-align="justify" draw:textarea-vertical-align="middle" draw:auto-grow-height="false" fo:min-height="5.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5.08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9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922cm" fo:min-width="7.359cm" fo:padding-top="0.142cm" fo:padding-bottom="0.142cm" fo:padding-left="0.267cm" fo:padding-right="0.267cm"/>
    </style:style>
    <style:style style:name="gr20" style:family="graphic" style:parent-style-name="standard">
      <style:graphic-properties svg:stroke-color="#faa61a" draw:fill-color="#faa61a" draw:textarea-horizontal-align="justify" draw:textarea-vertical-align="middle" draw:auto-grow-height="false" fo:min-height="0.147cm" fo:min-width="0.426cm"/>
    </style:style>
    <style:style style:name="gr21" style:family="graphic" style:parent-style-name="standard">
      <style:graphic-properties svg:stroke-width="0.035cm" svg:stroke-color="#f58220" draw:marker-start-width="0.252cm" draw:marker-end-width="0.252cm" draw:fill="none" draw:textarea-horizontal-align="justify" draw:textarea-vertical-align="middle" draw:auto-grow-height="false" fo:min-height="0.849cm" fo:min-width="7.359cm" fo:padding-top="0.142cm" fo:padding-bottom="0.142cm" fo:padding-left="0.267cm" fo:padding-right="0.267cm"/>
    </style:style>
    <style:style style:name="gr22" style:family="graphic" style:parent-style-name="standard">
      <style:graphic-properties draw:textarea-horizontal-align="justify" draw:textarea-vertical-align="middle" draw:auto-grow-height="false" fo:min-height="1.834cm" fo:min-width="0cm"/>
    </style:style>
    <style:style style:name="gr23" style:family="graphic" style:parent-style-name="standard">
      <style:graphic-properties draw:textarea-horizontal-align="justify" draw:textarea-vertical-align="middle" draw:auto-grow-height="false" fo:min-height="1.685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967cm" fo:min-width="2.42cm"/>
    </style:style>
    <style:style style:name="gr25" style:family="graphic" style:parent-style-name="standard">
      <style:graphic-properties draw:textarea-horizontal-align="justify" draw:textarea-vertical-align="middle" draw:auto-grow-height="false" fo:min-height="1.041cm" fo:min-width="2.399cm"/>
    </style:style>
    <style:style style:name="gr26" style:family="graphic" style:parent-style-name="standard">
      <style:graphic-properties draw:fill-color="#ce181e" draw:textarea-horizontal-align="justify" draw:textarea-vertical-align="middle" draw:auto-grow-height="false" fo:min-height="0.256cm" fo:min-width="0.006cm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e5ca"/>
      <style:paragraph-properties fo:text-align="center"/>
    </style:style>
    <style:style style:name="P3" style:family="paragraph">
      <loext:graphic-properties draw:fill="none" draw:fill-color="#ffffff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aa61a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ce181e"/>
      <style:paragraph-properties fo:text-align="center"/>
      <style:text-properties fo: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8.837cm" svg:height="0.992cm" svg:x="5.801cm" svg:y="3.415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71cm" svg:y="1.698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88cm" svg:y="1.698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538cm" svg:y="1.698cm">
          <draw:text-box>
            <text:p><text:span text:style-name="T2">31</text:span></text:p>
          </draw:text-box>
        </draw:frame>
        <draw:line draw:style-name="gr4" draw:text-style-name="P5" draw:layer="layout" svg:x1="15.529cm" svg:y1="3.879cm" svg:x2="17.904cm" svg:y2="3.909cm">
          <text:p/>
        </draw:line>
        <draw:frame draw:style-name="gr5" draw:text-style-name="P6" draw:layer="layout" svg:width="2.369cm" svg:height="0.962cm" svg:x="18.236cm" svg:y="3.428cm">
          <draw:text-box>
            <text:p>Server</text:p>
          </draw:text-box>
        </draw:frame>
        <draw:line draw:style-name="gr4" draw:text-style-name="P5" draw:layer="layout" svg:x1="3.63cm" svg:y1="3.718cm" svg:x2="5.04cm" svg:y2="3.718cm">
          <text:p/>
        </draw:line>
        <draw:frame draw:style-name="gr6" draw:text-style-name="P6" draw:layer="layout" svg:width="2.119cm" svg:height="0.962cm" svg:x="1.538cm" svg:y="3.244cm">
          <draw:text-box>
            <text:p>Client</text:p>
          </draw:text-box>
        </draw:frame>
        <draw:line draw:style-name="gr7" draw:text-style-name="P5" draw:layer="layout" svg:x1="10.22cm" svg:y1="2.423cm" svg:x2="10.22cm" svg:y2="1.858cm">
          <text:p/>
        </draw:line>
        <draw:line draw:style-name="gr7" draw:text-style-name="P5" draw:layer="layout" svg:x1="14.638cm" svg:y1="2.423cm" svg:x2="14.638cm" svg:y2="1.831cm">
          <text:p/>
        </draw:line>
        <draw:line draw:style-name="gr7" draw:text-style-name="P5" draw:layer="layout" svg:x1="5.802cm" svg:y1="2.423cm" svg:x2="5.802cm" svg:y2="1.818cm">
          <text:p/>
        </draw:line>
        <draw:frame draw:style-name="gr2" draw:text-style-name="P3" draw:layer="layout" svg:width="0.739cm" svg:height="0.725cm" svg:x="5.776cm" svg:y="6.17cm">
          <draw:text-box>
            <text:p><text:span text:style-name="T2">0</text:span></text:p>
          </draw:text-box>
        </draw:frame>
        <draw:line draw:style-name="gr7" draw:text-style-name="P5" draw:layer="layout" svg:x1="14.612cm" svg:y1="6.895cm" svg:x2="14.612cm" svg:y2="6.303cm">
          <text:p/>
        </draw:line>
        <draw:line draw:style-name="gr7" draw:text-style-name="P5" draw:layer="layout" svg:x1="5.776cm" svg:y1="6.895cm" svg:x2="5.776cm" svg:y2="6.29cm">
          <text:p/>
        </draw:line>
        <draw:custom-shape draw:style-name="gr8" draw:text-style-name="P2" draw:layer="layout" svg:width="4.418cm" svg:height="0.992cm" svg:x="10.22cm" svg:y="2.423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801cm" svg:y="4.407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011cm" svg:y1="2.423cm" svg:x2="8.011cm" svg:y2="1.831cm">
          <text:p/>
        </draw:line>
        <draw:custom-shape draw:style-name="gr10" draw:text-style-name="P2" draw:layer="layout" svg:width="2.209cm" svg:height="0.992cm" svg:x="8.011cm" svg:y="2.423cm">
          <text:p text:style-name="P1"><text:span text:style-name="T1">au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802cm" svg:y="2.423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12cm" svg:y="1.698cm">
          <draw:text-box>
            <text:p><text:span text:style-name="T2">16</text:span></text:p>
          </draw:text-box>
        </draw:frame>
        <draw:custom-shape draw:style-name="gr11" draw:text-style-name="P7" draw:layer="layout" svg:width="8.836cm" svg:height="0.992cm" svg:x="5.776cm" svg:y="6.895cm">
          <text:p text:style-name="P1"><text:span text:style-name="T1">level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0.194cm" svg:y1="6.895cm" svg:x2="10.194cm" svg:y2="6.303cm">
          <text:p/>
        </draw:line>
        <draw:frame draw:style-name="gr3" draw:text-style-name="P4" draw:layer="layout" svg:width="0.976cm" svg:height="0.725cm" svg:x="10.194cm" svg:y="6.17cm">
          <draw:text-box>
            <text:p><text:span text:style-name="T2">16</text:span></text:p>
          </draw:text-box>
        </draw:frame>
        <draw:frame draw:style-name="gr3" draw:text-style-name="P4" draw:layer="layout" svg:width="0.976cm" svg:height="0.725cm" svg:x="14.612cm" svg:y="6.17cm">
          <draw:text-box>
            <text:p><text:span text:style-name="T2">31</text:span></text:p>
          </draw:text-box>
        </draw:frame>
        <draw:custom-shape draw:style-name="gr1" draw:text-style-name="P2" draw:layer="layout" svg:width="8.837cm" svg:height="0.992cm" svg:x="5.734cm" svg:y="11.089cm">
          <text:p text:style-name="P1"><text:span text:style-name="T1">qid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5.643cm" svg:y="9.372cm">
          <draw:text-box>
            <text:p><text:span text:style-name="T2">0</text:span></text:p>
          </draw:text-box>
        </draw:frame>
        <draw:frame draw:style-name="gr2" draw:text-style-name="P3" draw:layer="layout" svg:width="0.739cm" svg:height="0.725cm" svg:x="7.821cm" svg:y="9.372cm">
          <draw:text-box>
            <text:p><text:span text:style-name="T2">8</text:span></text:p>
          </draw:text-box>
        </draw:frame>
        <draw:frame draw:style-name="gr3" draw:text-style-name="P4" draw:layer="layout" svg:width="0.976cm" svg:height="0.725cm" svg:x="14.471cm" svg:y="9.372cm">
          <draw:text-box>
            <text:p><text:span text:style-name="T2">31</text:span></text:p>
          </draw:text-box>
        </draw:frame>
        <draw:line draw:style-name="gr7" draw:text-style-name="P5" draw:layer="layout" svg:x1="10.153cm" svg:y1="10.097cm" svg:x2="10.153cm" svg:y2="9.532cm">
          <text:p/>
        </draw:line>
        <draw:line draw:style-name="gr7" draw:text-style-name="P5" draw:layer="layout" svg:x1="14.571cm" svg:y1="10.097cm" svg:x2="14.571cm" svg:y2="9.505cm">
          <text:p/>
        </draw:line>
        <draw:line draw:style-name="gr7" draw:text-style-name="P5" draw:layer="layout" svg:x1="5.735cm" svg:y1="10.097cm" svg:x2="5.735cm" svg:y2="9.492cm">
          <text:p/>
        </draw:line>
        <draw:custom-shape draw:style-name="gr8" draw:text-style-name="P2" draw:layer="layout" svg:width="4.418cm" svg:height="0.992cm" svg:x="10.153cm" svg:y="10.097cm">
          <text:p text:style-name="P1"><text:span text:style-name="T1">siz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837cm" svg:height="0.992cm" svg:x="5.734cm" svg:y="12.08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944cm" svg:y1="10.097cm" svg:x2="7.944cm" svg:y2="9.505cm">
          <text:p/>
        </draw:line>
        <draw:custom-shape draw:style-name="gr10" draw:text-style-name="P2" draw:layer="layout" svg:width="2.209cm" svg:height="0.992cm" svg:x="7.944cm" svg:y="10.097cm">
          <text:p text:style-name="P1"><text:span text:style-name="T1">resp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209cm" svg:height="0.992cm" svg:x="5.735cm" svg:y="10.097cm">
          <text:p text:style-name="P1"><text:span text:style-name="T1">cod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6cm" svg:height="0.725cm" svg:x="10.053cm" svg:y="9.372cm">
          <draw:text-box>
            <text:p><text:span text:style-name="T2">16</text:span></text:p>
          </draw:text-box>
        </draw:frame>
        <draw:line draw:style-name="gr4" draw:text-style-name="P5" draw:layer="layout" svg:x1="3.862cm" svg:y1="11.523cm" svg:x2="5.272cm" svg:y2="11.523cm">
          <text:p/>
        </draw:line>
        <draw:frame draw:style-name="gr6" draw:text-style-name="P6" draw:layer="layout" svg:width="2.119cm" svg:height="0.962cm" svg:x="17.811cm" svg:y="10.85cm">
          <draw:text-box>
            <text:p>Client</text:p>
          </draw:text-box>
        </draw:frame>
        <draw:line draw:style-name="gr4" draw:text-style-name="P5" draw:layer="layout" svg:x1="15.264cm" svg:y1="11.419cm" svg:x2="17.639cm" svg:y2="11.449cm">
          <text:p/>
        </draw:line>
        <draw:frame draw:style-name="gr5" draw:text-style-name="P6" draw:layer="layout" svg:width="2.369cm" svg:height="0.962cm" svg:x="1.336cm" svg:y="10.935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9" draw:text-style-name="P7" draw:layer="layout" svg:width="8.837cm" svg:height="0.992cm" svg:x="6.768cm" svg:y="2.87cm">
          <text:p text:style-name="P9"><text:span text:style-name="T3">Versio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739cm" svg:height="0.725cm" svg:x="6.676cm" svg:y="2.145cm">
          <draw:text-box>
            <text:p><text:span text:style-name="T2">0</text:span></text:p>
          </draw:text-box>
        </draw:frame>
        <draw:frame draw:style-name="gr3" draw:text-style-name="P4" draw:layer="layout" svg:width="0.976cm" svg:height="0.725cm" svg:x="15.504cm" svg:y="2.145cm">
          <draw:text-box>
            <text:p><text:span text:style-name="T2">31</text:span></text:p>
          </draw:text-box>
        </draw:frame>
        <draw:line draw:style-name="gr7" draw:text-style-name="P5" draw:layer="layout" svg:x1="11.186cm" svg:y1="2.87cm" svg:x2="11.186cm" svg:y2="2.305cm">
          <text:p/>
        </draw:line>
        <draw:line draw:style-name="gr7" draw:text-style-name="P5" draw:layer="layout" svg:x1="15.604cm" svg:y1="2.87cm" svg:x2="15.604cm" svg:y2="2.278cm">
          <text:p/>
        </draw:line>
        <draw:line draw:style-name="gr7" draw:text-style-name="P5" draw:layer="layout" svg:x1="6.768cm" svg:y1="2.87cm" svg:x2="6.768cm" svg:y2="2.265cm">
          <text:p/>
        </draw:line>
        <draw:frame draw:style-name="gr3" draw:text-style-name="P4" draw:layer="layout" svg:width="0.976cm" svg:height="0.725cm" svg:x="11.086cm" svg:y="2.145cm">
          <draw:text-box>
            <text:p><text:span text:style-name="T2">16</text:span></text:p>
          </draw:text-box>
        </draw:frame>
        <draw:line draw:style-name="gr4" draw:text-style-name="P5" draw:layer="layout" svg:x1="4.895cm" svg:y1="4.296cm" svg:x2="6.305cm" svg:y2="4.296cm">
          <text:p/>
        </draw:line>
        <draw:frame draw:style-name="gr5" draw:text-style-name="P6" draw:layer="layout" svg:width="2.369cm" svg:height="0.962cm" svg:x="2.369cm" svg:y="3.708cm">
          <draw:text-box>
            <text:p>Server</text:p>
          </draw:text-box>
        </draw:fram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custom-shape draw:style-name="gr13" draw:text-style-name="P1" draw:layer="layout" svg:width="2.514cm" svg:height="0.867cm" svg:x="5.996cm" svg:y="1.72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19cm" svg:y="1.704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09cm" svg:y1="2.587cm" svg:x2="7.309cm" svg:y2="9.202cm">
          <text:p/>
        </draw:line>
        <draw:line draw:style-name="gr7" draw:text-style-name="P5" draw:layer="layout" svg:x1="14.072cm" svg:y1="2.597cm" svg:x2="14.072cm" svg:y2="9.158cm">
          <text:p/>
        </draw:line>
        <draw:custom-shape draw:style-name="gr15" draw:text-style-name="P1" draw:layer="layout" svg:width="0.22cm" svg:height="5.35cm" svg:x="7.218cm" svg:y="3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2cm" svg:height="5.336cm" svg:x="13.951cm" svg:y="3.249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3.455cm" svg:x2="13.951cm" svg:y2="3.455cm">
          <text:p/>
        </draw:line>
        <draw:frame draw:style-name="gr17" draw:text-style-name="P10" draw:layer="layout" svg:width="2.348cm" svg:height="0.735cm" svg:x="9.45cm" svg:y="2.837cm">
          <draw:text-box>
            <text:p><text:span text:style-name="T4">Game_start</text:span></text:p>
          </draw:text-box>
        </draw:frame>
        <draw:line draw:style-name="gr4" draw:text-style-name="P5" draw:layer="layout" svg:x1="13.951cm" svg:y1="7.857cm" svg:x2="7.438cm" svg:y2="7.857cm">
          <text:p/>
        </draw:line>
        <draw:frame draw:style-name="gr18" draw:text-style-name="P10" draw:layer="layout" svg:width="3.395cm" svg:height="1.039cm" svg:x="9.423cm" svg:y="7.284cm">
          <draw:text-box>
            <text:p><text:span text:style-name="T4">Game status Data</text:span></text:p>
          </draw:text-box>
        </draw:frame>
        <draw:custom-shape draw:style-name="gr19" draw:text-style-name="P5" draw:layer="layout" svg:width="7.893cm" svg:height="1.206cm" svg:x="6.821cm" svg:y="10.61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26cm" svg:height="0.397cm" svg:x="6.821cm" svg:y="10.612cm">
          <text:p text:style-name="P1"><text:span text:style-name="T4">alt 2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7cm" svg:y1="9.891cm" svg:x2="13.95cm" svg:y2="9.891cm">
          <text:p/>
        </draw:line>
        <draw:frame draw:style-name="gr17" draw:text-style-name="P10" draw:layer="layout" svg:width="2.348cm" svg:height="0.735cm" svg:x="10.07cm" svg:y="9.318cm">
          <draw:text-box>
            <text:p><text:span text:style-name="T4">Unready</text:span></text:p>
          </draw:text-box>
        </draw:frame>
        <draw:custom-shape draw:style-name="gr21" draw:text-style-name="P5" draw:layer="layout" svg:width="7.893cm" svg:height="1.133cm" svg:x="6.821cm" svg:y="9.17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0.926cm" svg:height="0.397cm" svg:x="6.821cm" svg:y="9.171cm">
          <text:p text:style-name="P1"><text:span text:style-name="T4">alt 1: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8cm" svg:y1="4.324cm" svg:x2="13.951cm" svg:y2="4.324cm">
          <text:p/>
        </draw:line>
        <draw:frame draw:style-name="gr18" draw:text-style-name="P10" draw:layer="layout" svg:width="2.743cm" svg:height="1.039cm" svg:x="9.467cm" svg:y="3.706cm">
          <draw:text-box>
            <text:p><text:span text:style-name="T4">Game_pause</text:span></text:p>
          </draw:text-box>
        </draw:frame>
        <draw:line draw:style-name="gr4" draw:text-style-name="P5" draw:layer="layout" svg:x1="7.438cm" svg:y1="5.163cm" svg:x2="13.951cm" svg:y2="5.163cm">
          <text:p/>
        </draw:line>
        <draw:frame draw:style-name="gr18" draw:text-style-name="P10" draw:layer="layout" svg:width="2.984cm" svg:height="1.039cm" svg:x="9.467cm" svg:y="4.545cm">
          <draw:text-box>
            <text:p><text:span text:style-name="T4">Game_resume</text:span></text:p>
          </draw:text-box>
        </draw:frame>
        <draw:line draw:style-name="gr4" draw:text-style-name="P5" draw:layer="layout" svg:x1="7.438cm" svg:y1="6.017cm" svg:x2="13.951cm" svg:y2="6.017cm">
          <text:p/>
        </draw:line>
        <draw:frame draw:style-name="gr18" draw:text-style-name="P10" draw:layer="layout" svg:width="2.984cm" svg:height="1.039cm" svg:x="9.467cm" svg:y="5.399cm">
          <draw:text-box>
            <text:p><text:span text:style-name="T4">Game_stop</text:span></text:p>
          </draw:text-box>
        </draw:frame>
        <draw:line draw:style-name="gr4" draw:text-style-name="P5" draw:layer="layout" svg:x1="7.438cm" svg:y1="6.915cm" svg:x2="13.951cm" svg:y2="6.915cm">
          <text:p/>
        </draw:line>
        <draw:frame draw:style-name="gr18" draw:text-style-name="P10" draw:layer="layout" svg:width="2.984cm" svg:height="1.039cm" svg:x="9.467cm" svg:y="6.297cm">
          <draw:text-box>
            <text:p><text:span text:style-name="T4">Game_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custom-shape draw:style-name="gr13" draw:text-style-name="P1" draw:layer="layout" svg:width="2.514cm" svg:height="0.867cm" svg:x="5.997cm" svg:y="1.728cm">
          <text:p text:style-name="P1"><text:span text:style-name="T1">Cliente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514cm" svg:height="0.893cm" svg:x="12.72cm" svg:y="1.712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7.31cm" svg:y1="2.595cm" svg:x2="7.31cm" svg:y2="6.003cm">
          <text:p/>
        </draw:line>
        <draw:line draw:style-name="gr7" draw:text-style-name="P5" draw:layer="layout" svg:x1="14.073cm" svg:y1="2.605cm" svg:x2="14.073cm" svg:y2="5.854cm">
          <text:p/>
        </draw:line>
        <draw:custom-shape draw:style-name="gr22" draw:text-style-name="P1" draw:layer="layout" svg:width="0.22cm" svg:height="2.084cm" svg:x="7.219cm" svg:y="3.25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22cm" svg:height="1.935cm" svg:x="13.952cm" svg:y="3.257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7.439cm" svg:y1="3.629cm" svg:x2="13.952cm" svg:y2="3.629cm">
          <text:p/>
        </draw:line>
        <draw:frame draw:style-name="gr17" draw:text-style-name="P10" draw:layer="layout" svg:width="2.348cm" svg:height="0.735cm" svg:x="9.451cm" svg:y="3.011cm">
          <draw:text-box>
            <text:p><text:span text:style-name="T4">Keep Alive</text:span></text:p>
          </draw:text-box>
        </draw:frame>
        <draw:line draw:style-name="gr4" draw:text-style-name="P5" draw:layer="layout" svg:x1="13.952cm" svg:y1="4.74cm" svg:x2="7.439cm" svg:y2="4.74cm">
          <text:p/>
        </draw:line>
        <draw:frame draw:style-name="gr18" draw:text-style-name="P10" draw:layer="layout" svg:width="3.307cm" svg:height="1.039cm" svg:x="9.211cm" svg:y="4.117cm">
          <draw:text-box>
            <text:p><text:span text:style-name="T4">Keep Alive status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custom-shape draw:style-name="gr24" draw:text-style-name="P12" draw:layer="layout" svg:width="4.128cm" svg:height="1.719cm" svg:x="5.318cm" svg:y="0.53cm">
          <text:p text:style-name="P1"><text:span text:style-name="T5">H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907cm" svg:y="4.788cm">
          <text:p text:style-name="P1"><text:span text:style-name="T5">Disconn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801cm" svg:y="8.705cm">
          <text:p text:style-name="P1"><text:span text:style-name="T5">Conn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1" draw:id="id1" draw:layer="layout" svg:width="4.099cm" svg:height="1.825cm" svg:x="5.478cm" svg:y="12.724cm">
          <text:p text:style-name="P1"><text:span text:style-name="T5">Play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5.531cm" svg:y="8.465cm">
          <text:p text:style-name="P1"><text:span text:style-name="T5">End_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8.098cm" svg:y="8.73cm">
          <text:p text:style-name="P1"><text:span text:style-name="T5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draw:layer="layout" svg:width="4.099cm" svg:height="1.825cm" svg:x="11.987cm" svg:y="12.7cm">
          <text:p text:style-name="P1"><text:span text:style-name="T5">Pau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46cm" svg:y1="1.799cm" svg:x2="12.462cm" svg:y2="4.788cm">
          <text:p/>
        </draw:line>
        <draw:line draw:style-name="gr4" draw:text-style-name="P5" draw:layer="layout" svg:x1="15.081cm" svg:y1="6.613cm" svg:x2="14.816cm" svg:y2="8.705cm">
          <text:p/>
        </draw:line>
        <draw:line draw:style-name="gr4" draw:text-style-name="P5" draw:layer="layout" svg:x1="12.779cm" svg:y1="8.705cm" svg:x2="12.779cm" svg:y2="6.402cm">
          <text:p/>
        </draw:line>
        <draw:line draw:style-name="gr4" draw:text-style-name="P5" draw:layer="layout" svg:x1="16.006cm" svg:y1="5.979cm" svg:x2="18.626cm" svg:y2="8.863cm">
          <text:p/>
        </draw:line>
        <draw:line draw:style-name="gr4" draw:text-style-name="P5" draw:layer="layout" svg:x1="15.9cm" svg:y1="9.736cm" svg:x2="18.098cm" svg:y2="9.657cm">
          <text:p/>
        </draw:line>
        <draw:line draw:style-name="gr4" draw:text-style-name="P5" draw:layer="layout" svg:x1="12.276cm" svg:y1="10.318cm" svg:x2="9.181cm" svg:y2="12.99cm">
          <text:p/>
        </draw:line>
        <draw:line draw:style-name="gr4" draw:text-style-name="P5" draw:layer="layout" svg:x1="9.736cm" svg:y1="13.255cm" svg:x2="11.853cm" svg:y2="13.229cm">
          <text:p/>
        </draw:line>
        <draw:line draw:style-name="gr4" draw:text-style-name="P5" draw:layer="layout" svg:x1="12.843cm" svg:y1="12.561cm" svg:x2="8.348cm" svg:y2="5.754cm">
          <text:p/>
        </draw:line>
        <draw:line draw:style-name="gr4" draw:text-style-name="P5" draw:layer="layout" svg:x1="8.149cm" svg:y1="12.724cm" svg:x2="8.202cm" svg:y2="10.29cm">
          <text:p/>
        </draw:line>
        <draw:line draw:style-name="gr4" draw:text-style-name="P5" draw:layer="layout" svg:x1="6.826cm" svg:y1="10.29cm" svg:x2="6.747cm" svg:y2="12.724cm">
          <text:p/>
        </draw:line>
        <draw:line draw:style-name="gr4" draw:text-style-name="P5" draw:layer="layout" svg:x1="11.987cm" svg:y1="14.128cm" svg:x2="9.577cm" svg:y2="14.128cm">
          <text:p/>
        </draw:line>
        <draw:custom-shape draw:style-name="gr26" draw:text-style-name="P13" draw:layer="layout" svg:width="0.714cm" svg:height="0.714cm" svg:x="11.244cm" svg:y="2.75cm">
          <text:p text:style-name="P1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5.081cm" svg:y="7.329cm">
          <text:p text:style-name="P1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2.909cm" svg:y="7.279cm">
          <text:p text:style-name="P1"><text:span text:style-name="T6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3" draw:layer="layout" svg:width="0.714cm" svg:height="0.714cm" svg:x="17.465cm" svg:y="6.748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6.487cm" svg:y="8.707cm">
          <text:p text:style-name="P1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284cm" svg:y="7.732cm">
          <text:p text:style-name="P1"><text:span text:style-name="T6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085cm" svg:y="10.693cm">
          <text:p text:style-name="P1"><text:span text:style-name="T6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43cm" svg:y="12.276cm">
          <text:p text:style-name="P1"><text:span text:style-name="T6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10.511cm" svg:y="14.287cm">
          <text:p text:style-name="P1"><text:span text:style-name="T6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2" draw:id="id2" draw:layer="layout" svg:width="4.099cm" svg:height="1.825cm" svg:x="5.373cm" svg:y="3.756cm">
          <text:p text:style-name="P1"><text:span text:style-name="T5">End_g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5.879cm" svg:y="10.932cm">
          <text:p text:style-name="P1">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layout" svg:width="0.714cm" svg:height="0.714cm" svg:x="7.282cm" svg:y="11.251cm">
          <text:p text:style-name="P1"><text:span text:style-name="T6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draw:line-skew="-1.26cm" svg:x1="5.478cm" svg:y1="13.637cm" svg:x2="5.373cm" svg:y2="4.669cm" draw:start-shape="id1" draw:start-glue-point="6" draw:end-shape="id2" draw:end-glue-point="6" svg:d="M5478 13637c-2800 0-2748-8968-105-8968" svg:viewBox="0 0 2095 8969">
          <text:p/>
        </draw:connector>
        <draw:custom-shape draw:style-name="gr26" draw:text-style-name="P13" draw:layer="layout" svg:width="0.714cm" svg:height="0.714cm" svg:x="2.281cm" svg:y="8.975cm">
          <text:p text:style-name="P1"><text:span text:style-name="T6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9.472cm" svg:y1="5.189cm" svg:x2="12.098cm" svg:y2="8.888cm">
          <text:p/>
        </draw:line>
        <draw:custom-shape draw:style-name="gr26" draw:text-style-name="P13" draw:layer="layout" svg:width="0.714cm" svg:height="0.714cm" svg:x="10.627cm" svg:y="6.039cm">
          <text:p text:style-name="P1"><text:span text:style-name="T6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09T19:24:17.767446716</meta:creation-date>
    <dc:date>2021-10-31T13:33:43.151670497</dc:date>
    <meta:editing-duration>PT5H31M55S</meta:editing-duration>
    <meta:editing-cycles>7</meta:editing-cycles>
    <meta:generator>LibreOffice/6.0.7.3$Linux_X86_64 LibreOffice_project/00m0$Build-3</meta:generator>
    <meta:document-statistic meta:object-count="149"/>
  </office:meta>
</office:document-meta>
</file>